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V_1</text:p>
          </table:table-cell>
          <table:table-cell office:value-type="string" calcext:value-type="string">
            <text:p>V_2</text:p>
          </table:table-cell>
          <table:table-cell/>
        </table:table-row>
        <table:table-row table:style-name="ro1">
          <table:table-cell office:value-type="string" calcext:value-type="string">
            <text:p>Distance</text:p>
          </table:table-cell>
          <table:table-cell table:number-columns-repeated="2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Per_km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tops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top_cost</text:p>
          </table:table-cell>
          <table:table-cell table:number-columns-repeated="2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max_kg</text:p>
          </table:table-cell>
          <table:table-cell table:number-columns-repeated="2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per_kg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ix cost</text:p>
          </table:table-cell>
          <table:table-cell table:number-columns-repeated="2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Sum</text:p>
          </table:table-cell>
          <table:table-cell table:formula="of:=+[.B8]+[.B5]*[.B4]+[.B2]*[.B3]+[.B6]*[.B7]" office:value-type="float" office:value="145" calcext:value-type="float">
            <text:p>145</text:p>
          </table:table-cell>
          <table:table-cell table:formula="of:=+[.C8]+[.C5]*[.C4]+[.C2]*[.C3]+[.C6]*[.C7]" office:value-type="float" office:value="145" calcext:value-type="float">
            <text:p>145</text:p>
          </table:table-cell>
          <table:table-cell table:formula="of:=+SUM([.B9:.C9])" office:value-type="float" office:value="290" calcext:value-type="float">
            <text:p>29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Alt_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tance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_km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p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p_cost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_kg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_k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x cost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m</text:p>
          </table:table-cell>
          <table:table-cell table:formula="of:=+[.B18]+[.B15]*[.B14]+[.B12]*[.B13]+[.B16]*[.B17]" office:value-type="float" office:value="330" calcext:value-type="float">
            <text:p>33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6T12:20:11.585587371</meta:creation-date>
    <dc:date>2019-02-16T17:06:47.839255164</dc:date>
    <meta:editing-duration>PT23M31S</meta:editing-duration>
    <meta:editing-cycles>1</meta:editing-cycles>
    <meta:document-statistic meta:table-count="1" meta:cell-count="44" meta:object-count="0"/>
    <meta:generator>LibreOffice/6.0.7.3$Linux_X86_64 LibreOffice_project/00m0$Build-3</meta:generator>
  </office:meta>
</office:document-meta>
</file>